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Imgbutton11" text:continue-numbering="true" text:continue-list="list_Imgbutton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Imgbutton12" text:continue-numbering="true" text:continue-list="list_Imgbutton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Imgbutton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4" text:continue-numbering="true" text:continue-list="list_Imgbutton12"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Imgbutton15" text:continue-numbering="true" text:continue-list="list_Imgbutton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6" text:continue-numbering="true" text:continue-list="list_Imgbutton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8" text:continue-numbering="true" text:continue-list="list_Imgbutton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19" text:continue-numbering="true" text:continue-list="list_Imgbutton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21" text:continue-numbering="true" text:continue-list="list_Imgbutton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2" text:continue-numbering="true" text:continue-list="list_Imgbutton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4" text:continue-numbering="true" text:continue-list="list_Imgbutton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5" text:continue-numbering="true" text:continue-list="list_Imgbutton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Imgbutton27" text:continue-numbering="true" text:continue-list="list_Imgbutton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Imgbutton28" text:continue-numbering="true" text:continue-list="list_Imgbutton2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29" text:continue-numbering="true" text:continue-list="list_Imgbutton2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gbutton30" text:continue-numbering="true" text:continue-list="list_Imgbutton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31" text:continue-numbering="true" text:continue-list="list_Imgbutton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32" text:continue-numbering="true" text:continue-list="list_Imgbutton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33" text:continue-numbering="true" text:continue-list="list_Imgbutton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34" text:continue-numbering="true" text:continue-list="list_Imgbutton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35" text:continue-numbering="true" text:continue-list="list_Imgbutton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6" text:continue-numbering="true" text:continue-list="list_Imgbutton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7" text:continue-numbering="true" text:continue-list="list_Imgbutton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8" text:continue-numbering="true" text:continue-list="list_Imgbutton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9" text:continue-numbering="true" text:continue-list="list_Imgbutton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40" text:continue-numbering="true" text:continue-list="list_Imgbutton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41" text:continue-numbering="true" text:continue-list="list_Imgbutton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42" text:continue-numbering="true" text:continue-list="list_Imgbutton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43" text:continue-numbering="true" text:continue-list="list_Imgbutton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44" text:continue-numbering="true" text:continue-list="list_Imgbutton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5" text:continue-numbering="true" text:continue-list="list_Imgbutton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6" text:continue-numbering="true" text:continue-list="list_Imgbutton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7" text:continue-numbering="true" text:continue-list="list_Imgbutton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8" text:continue-numbering="true" text:continue-list="list_Imgbutton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9" text:continue-numbering="true" text:continue-list="list_Imgbutton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50" text:continue-numbering="true" text:continue-list="list_Imgbutton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51" text:continue-numbering="true" text:continue-list="list_Imgbutton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52" text:continue-numbering="true" text:continue-list="list_Imgbutton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53" text:continue-numbering="true" text:continue-list="list_Imgbutton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gbutton54" text:continue-numbering="true" text:continue-list="list_Imgbutton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gbutton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gbutton56" text:continue-numbering="true" text:continue-list="list_Imgbutton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gbutton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Imgbutton58" text:continue-numbering="true" text:continue-list="list_Imgbutton56"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gbutton59"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Imgbutton60" text:continue-numbering="true" text:continue-list="list_Imgbutton58"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gbutton61"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62" text:continue-numbering="true" text:continue-list="list_Imgbutton6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63" text:continue-numbering="true" text:continue-list="list_Imgbutton6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64" text:continue-numbering="true" text:continue-list="list_Imgbutton6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65" text:continue-numbering="true" text:continue-list="list_Imgbutton6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66" text:continue-numbering="true" text:continue-list="list_Imgbutton6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67" text:continue-numbering="true" text:continue-list="list_Imgbutton6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gbutton68" text:continue-numbering="true" text:continue-list="list_Imgbutton6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Imgbutton69" text:continue-numbering="true" text:continue-list="list_Imgbutton68"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70" text:continue-numbering="true" text:continue-list="list_Imgbutton6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7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72" text:continue-numbering="true" text:continue-list="list_Imgbutton7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73" text:continue-numbering="true" text:continue-list="list_Imgbutton7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74" text:continue-numbering="true" text:continue-list="list_Imgbutton7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7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